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Ubuntu-Bold" svg:font-family="Ubuntu-Bold"/>
    <style:font-face style:name="T3Font_10" svg:font-family="T3Font_10" style:font-family-generic="swiss"/>
    <style:font-face style:name="T3Font_11" svg:font-family="T3Font_11" style:font-family-generic="swiss"/>
    <style:font-face style:name="T3Font_15" svg:font-family="T3Font_15" style:font-family-generic="swiss"/>
    <style:font-face style:name="T3Font_16" svg:font-family="T3Font_16" style:font-family-generic="swiss"/>
    <style:font-face style:name="T3Font_17" svg:font-family="T3Font_17" style:font-family-generic="swiss"/>
    <style:font-face style:name="T3Font_21" svg:font-family="T3Font_21" style:font-family-generic="swiss"/>
    <style:font-face style:name="T3Font_4" svg:font-family="T3Font_4" style:font-family-generic="swiss"/>
    <style:font-face style:name="T3Font_5" svg:font-family="T3Font_5" style:font-family-generic="swiss"/>
    <style:font-face style:name="T3Font_6" svg:font-family="T3Font_6" style:font-family-generic="swiss"/>
    <style:font-face style:name="T3Font_7" svg:font-family="T3Font_7" style:font-family-generic="swiss"/>
    <style:font-face style:name="T3Font_8" svg:font-family="T3Font_8" style:font-family-generic="swiss"/>
    <style:font-face style:name="T3Font_9" svg:font-family="T3Font_9" style:font-family-generic="swiss"/>
    <style:font-face style:name="Lato Light" svg:font-family="'Lato Light'" style:font-family-generic="swiss" style:font-pitch="variable"/>
    <style:font-face style:name="Lato Light1" svg:font-family="'Lato Light'" style:font-adornments="Regular" style:font-family-generic="swiss" style:font-pitch="variable"/>
    <style:font-face style:name="Lato Medium1" svg:font-family="'Lato Medium'" style:font-family-generic="swiss" style:font-pitch="variable"/>
    <style:font-face style:name="Lato Medium" svg:font-family="'Lato Medium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4mm"/>
    </style:style>
    <style:style style:name="co2" style:family="table-column">
      <style:table-column-properties fo:break-before="auto" style:column-width="233.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7.13mm" fo:break-before="auto" style:use-optimal-row-height="false"/>
    </style:style>
    <style:style style:name="ro2" style:family="table-row">
      <style:table-row-properties style:row-height="5.87mm" fo:break-before="auto" style:use-optimal-row-height="false"/>
    </style:style>
    <style:style style:name="ro3" style:family="table-row">
      <style:table-row-properties style:row-height="6.56mm" fo:break-before="auto" style:use-optimal-row-height="false"/>
    </style:style>
    <style:style style:name="ro4" style:family="table-row">
      <style:table-row-properties style:row-height="5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6666" style:text-align-source="fix" style:repeat-content="false" fo:border="0.06pt solid #000000" style:vertical-align="automatic"/>
      <style:paragraph-properties fo:text-align="start" fo:margin-left="0mm"/>
      <style:text-properties style:font-name="Lato Medium1" fo:font-size="14pt" style:font-size-asian="14pt" style:font-size-complex="14pt"/>
    </style:style>
    <style:style style:name="ce6" style:family="table-cell" style:parent-style-name="Default">
      <style:table-cell-properties fo:background-color="#ff9999" style:text-align-source="fix" style:repeat-content="false" fo:border="0.06pt solid #000000" style:vertical-align="automatic"/>
      <style:paragraph-properties fo:text-align="start" fo:margin-left="0mm"/>
      <style:text-properties style:font-name="Lato Medium1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  <style:text-properties style:font-name="Lato Medium1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0.06pt solid #000000" style:vertical-align="automatic"/>
      <style:paragraph-properties fo:text-align="start" fo:margin-left="0mm"/>
      <style:text-properties style:font-name="Lato Medium1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  <style:text-properties style:font-name="Lato Medium1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border="0.06pt solid #000000" style:vertical-align="automatic"/>
      <style:paragraph-properties fo:text-align="start" fo:margin-left="0mm"/>
      <style:text-properties style:font-name="Lato Medium1" fo:font-size="10pt" style:font-size-asian="10pt" style:font-size-complex="10pt"/>
    </style:style>
    <style:style style:name="ce12" style:family="table-cell" style:parent-style-name="Default">
      <style:table-cell-properties fo:border-bottom="0.06pt solid #000000" fo:background-color="#ff6666" style:text-align-source="fix" style:repeat-content="false" fo:border-left="none" fo:border-right="none" fo:border-top="0.06pt solid #000000" style:vertical-align="automatic"/>
      <style:paragraph-properties fo:text-align="start" fo:margin-left="0mm"/>
      <style:text-properties style:use-window-font-color="true" style:text-outline="false" style:text-line-through-style="none" style:text-line-through-type="none" style:font-name="Lato Medium1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  <style:text-properties style:use-window-font-color="true" style:text-outline="false" style:text-line-through-style="none" style:text-line-through-type="none" style:font-name="Lato Medium1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order-left="none" fo:border-right="none" fo:border-top="0.06pt solid #000000"/>
      <style:text-properties style:use-window-font-color="true" style:text-outline="false" style:text-line-through-style="none" style:text-line-through-type="none" style:font-name="Lato Medium1" fo:font-size="11pt" fo:language="none" fo:country="none" fo:font-style="normal" fo:text-shadow="none" style:text-underline-style="none" style:text-underline-mode="continuous" style:text-overline-mode="continuous" style:text-line-through-mode="continuous" style:font-size-asian="11pt" style:language-asian="none" style:country-asian="none" style:font-style-asian="normal" style:font-size-complex="11pt" style:language-complex="none" style:country-complex="none" style:font-style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automatic"/>
      <style:paragraph-properties fo:text-align="start" fo:margin-left="0mm"/>
      <style:text-properties style:use-window-font-color="true" style:text-outline="false" style:text-line-through-style="none" style:text-line-through-type="none" style:font-name="Lato Medium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start" fo:margin-left="0mm"/>
      <style:text-properties style:font-name="Lato Medium1" fo:font-size="10pt" style:font-size-asian="10pt" style:font-size-complex="10pt"/>
    </style:style>
    <style:style style:name="ce27" style:family="table-cell" style:parent-style-name="Default">
      <style:table-cell-properties fo:border-bottom="0.06pt solid #000000" fo:background-color="#ff6666" style:text-align-source="fix" style:repeat-content="false" fo:border-left="none" fo:border-right="none" fo:border-top="0.06pt solid #000000" style:vertical-align="automatic"/>
      <style:paragraph-properties fo:text-align="start" fo:margin-left="0mm"/>
      <style:text-properties style:font-name="Lato Medium1" fo:font-size="14pt" style:font-size-asian="14pt" style:font-size-complex="14pt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start" fo:margin-left="0mm"/>
      <style:text-properties style:font-name="Lato Medium1" fo:font-size="11pt" style:font-size-asian="11pt" style:font-size-complex="11pt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automatic"/>
      <style:paragraph-properties fo:text-align="start" fo:margin-left="0mm"/>
      <style:text-properties style:font-name="Lato Medium1" fo:font-size="11pt" style:font-size-asian="11pt" style:font-size-complex="11pt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automatic"/>
      <style:paragraph-properties fo:text-align="start" fo:margin-left="0mm"/>
      <style:text-properties style:font-name="Lato Medium1" fo:font-size="10pt" style:font-size-asian="10pt" style:font-size-complex="10pt"/>
    </style:style>
    <style:style style:name="ce33" style:family="table-cell" style:parent-style-name="Default">
      <style:table-cell-properties fo:border-bottom="0.06pt solid #000000" fo:background-color="#ff6666" style:text-align-source="fix" style:repeat-content="false" fo:border-left="none" fo:border-right="0.06pt solid #000000" fo:border-top="0.06pt solid #000000" style:vertical-align="automatic"/>
      <style:paragraph-properties fo:text-align="start" fo:margin-left="0mm"/>
      <style:text-properties style:font-name="Lato Medium1" fo:font-size="14pt" style:font-size-asian="14pt" style:font-size-complex="14pt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start" fo:margin-left="0mm"/>
      <style:text-properties style:font-name="Lato Medium1" fo:font-size="11pt" style:font-size-asian="11pt" style:font-size-complex="11pt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start" fo:margin-left="0mm"/>
      <style:text-properties style:font-name="Lato Medium1" fo:font-size="11pt" style:font-size-asian="11pt" style:font-size-complex="11pt"/>
    </style:style>
    <style:style style:name="ce36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start" fo:margin-left="0mm"/>
      <style:text-properties style:font-name="Lato Medium1" fo:font-size="10pt" style:font-size-asian="10pt" style:font-size-complex="10pt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start" fo:margin-left="0mm"/>
      <style:text-properties style:font-name="Lato Medium1" fo:font-size="10pt" style:font-size-asian="10pt" style:font-size-complex="10pt"/>
    </style:style>
    <style:style style:name="T1" style:family="text">
      <style:text-properties style:font-name="Ubuntu" fo:font-size="10.5pt" style:font-name-asian="Ubuntu" style:font-name-complex="Ubuntu" style:font-size-asian="10.5pt" style:font-size-complex="10.5pt"/>
    </style:style>
    <style:style style:name="T2" style:family="text">
      <style:text-properties style:font-name="Ubuntu" style:font-name-asian="Ubuntu" style:font-name-complex="Ubuntu" fo:font-size="8.5pt" style:font-size-asian="8.5pt" style:font-size-complex="8.5pt"/>
    </style:style>
    <style:style style:name="T3" style:family="text">
      <style:text-properties style:font-name="Ubuntu" style:font-name-asian="Ubuntu" style:font-name-complex="Ubuntu" fo:font-size="10.5pt" style:font-size-asian="10.5pt" style:font-size-complex="10.5pt"/>
    </style:style>
    <style:style style:name="T4" style:family="text">
      <style:text-properties fo:font-size="10.5pt" style:font-size-asian="10.5pt" style:font-size-complex="10.5pt" style:font-name="Ubuntu-Bold" fo:font-weight="bold" style:font-name-asian="Ubuntu-Bold" style:font-name-complex="Ubuntu-Bold" style:font-weight-asian="bold" style:font-weight-complex="bold"/>
    </style:style>
    <style:style style:name="T5" style:family="text">
      <style:text-properties fo:font-size="10.5pt" style:font-size-asian="10.5pt" style:font-size-complex="10.5pt" style:font-name="Ubuntu" style:font-name-asian="Ubuntu" style:font-name-complex="Ubuntu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1"/>
        <table:table-column table:style-name="co2" table:default-cell-style-name="ce26"/>
        <table:table-column table:style-name="co3" table:number-columns-repeated="1021" table:default-cell-style-name="ce26"/>
        <table:table-column table:style-name="co3" table:default-cell-style-name="ce37"/>
        <table:table-row table:style-name="ro1">
          <table:table-cell table:style-name="ce5"/>
          <table:table-cell table:style-name="ce12" office:value-type="string" calcext:value-type="string">
            <text:p>GENERAL</text:p>
          </table:table-cell>
          <table:table-cell table:style-name="ce27" table:number-columns-repeated="1021"/>
          <table:table-cell table:style-name="ce33"/>
        </table:table-row>
        <table:table-row table:style-name="ro2">
          <table:table-cell table:style-name="ce6" office:value-type="string" calcext:value-type="string">
            <text:p>X</text:p>
          </table:table-cell>
          <table:table-cell table:style-name="ce13" office:value-type="string" calcext:value-type="string">
            <text:p>Usar una estructura adecuada de ficheros y carpetas para un proyecto web, y enlazar bien los distintos ficheros*. 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6"/>
          <table:table-cell table:style-name="ce13" office:value-type="string" calcext:value-type="string">
            <text:p><text:span text:style-name="T1">Tener el código perfectamente indentado</text:span><text:span text:style-name="T2">*</text:span><text:span text:style-name="T3">.</text:span></text:p>
          </table:table-cell>
          <table:table-cell table:style-name="ce29" table:number-columns-repeated="1021"/>
          <table:table-cell table:style-name="ce34"/>
        </table:table-row>
        <table:table-row table:style-name="ro3">
          <table:table-cell table:style-name="ce7" office:value-type="string" calcext:value-type="string">
            <text:p>X</text:p>
          </table:table-cell>
          <table:table-cell table:style-name="ce19" office:value-type="string" calcext:value-type="string">
            <text:p><text:span text:style-name="T1">Uso de control de versiones </text:span><text:span text:style-name="T4">con ramas </text:span><text:span text:style-name="T5">para manejar un proyecto de código.</text:span>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6"/>
          <table:table-cell table:style-name="ce13" office:value-type="string" calcext:value-type="string">
            <text:p><text:span text:style-name="T1">Crear código JavaScript con sintaxis correcta y bien estructurado</text:span><text:span text:style-name="T2">*</text:span><text:span text:style-name="T3">.</text:span>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6" office:value-type="string" calcext:value-type="string">
            <text:p>X</text:p>
          </table:table-cell>
          <table:table-cell table:style-name="ce13" office:value-type="string" calcext:value-type="string">
            <text:p><text:span text:style-name="T1">Usar constantes / variables para almacenar información y re-asignar valores</text:span><text:span text:style-name="T2">*</text:span><text:span text:style-name="T3">.</text:span>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6"/>
          <table:table-cell table:style-name="ce13" office:value-type="string" calcext:value-type="string">
            <text:p><text:span text:style-name="T1">Usar condicionales para ejecutar acciones distintas en función de una condición</text:span><text:span text:style-name="T2">*</text:span><text:span text:style-name="T3">.</text:span>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6"/>
          <table:table-cell table:style-name="ce13" office:value-type="string" calcext:value-type="string">
            <text:p><text:span text:style-name="T1">Saber trabajar con listados de datos (arrays)</text:span><text:span text:style-name="T2">*</text:span><text:span text:style-name="T3">.</text:span>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7"/>
          <table:table-cell table:style-name="ce13" office:value-type="string" calcext:value-type="string">
            <text:p>Usar funciones para estructurar el código.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6"/>
          <table:table-cell table:style-name="ce13" office:value-type="string" calcext:value-type="string">
            <text:p><text:span text:style-name="T1">Saber modificar la información del DOM para añadir contenido dinámico</text:span><text:span text:style-name="T2">*</text:span><text:span text:style-name="T3">.</text:span>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6"/>
          <table:table-cell table:style-name="ce13" office:value-type="string" calcext:value-type="string">
            <text:p><text:span text:style-name="T1">Saber escuchar eventos del DOM y actuar en consecuencia</text:span><text:span text:style-name="T2">*</text:span><text:span text:style-name="T3">.</text:span></text:p>
          </table:table-cell>
          <table:table-cell table:style-name="ce29" table:number-columns-repeated="1021"/>
          <table:table-cell table:style-name="ce34"/>
        </table:table-row>
        <table:table-row table:style-name="ro1">
          <table:table-cell table:style-name="ce5"/>
          <table:table-cell table:style-name="ce12" office:value-type="string" calcext:value-type="string">
            <text:p>Peticiones AJAX y APIs</text:p>
          </table:table-cell>
          <table:table-cell table:style-name="ce27" table:number-columns-repeated="1021"/>
          <table:table-cell table:style-name="ce33"/>
        </table:table-row>
        <table:table-row table:style-name="ro2">
          <table:table-cell table:style-name="ce6" office:value-type="string" calcext:value-type="string">
            <text:p>X</text:p>
          </table:table-cell>
          <table:table-cell table:style-name="ce13" office:value-type="string" calcext:value-type="string">
            <text:p><text:span text:style-name="T1">Crear peticiones con fetch y promesas</text:span><text:span text:style-name="T2">*</text:span><text:span text:style-name="T3">.</text:span>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6"/>
          <table:table-cell table:style-name="ce13" office:value-type="string" calcext:value-type="string">
            <text:p><text:span text:style-name="T1">Saber trabajar correctamente con la respuesta del servidor</text:span><text:span text:style-name="T2">*</text:span><text:span text:style-name="T3">.</text:span>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7"/>
          <table:table-cell table:style-name="ce13" office:value-type="string" calcext:value-type="string">
            <text:p>Gestionar información en formato JSON.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7"/>
          <table:table-cell table:style-name="ce13" office:value-type="string" calcext:value-type="string">
            <text:p>Usar el localStorage para guardar información en el navegador.</text:p>
          </table:table-cell>
          <table:table-cell table:style-name="ce31" table:number-columns-repeated="1021"/>
          <table:table-cell table:style-name="ce35"/>
        </table:table-row>
        <table:table-row table:style-name="ro1">
          <table:table-cell table:style-name="ce5"/>
          <table:table-cell table:style-name="ce12" office:value-type="string" calcext:value-type="string">
            <text:p>Issues</text:p>
          </table:table-cell>
          <table:table-cell table:style-name="ce27" table:number-columns-repeated="1021"/>
          <table:table-cell table:style-name="ce33"/>
        </table:table-row>
        <table:table-row table:style-name="ro2">
          <table:table-cell table:style-name="ce7" office:value-type="string" calcext:value-type="string">
            <text:p>X</text:p>
          </table:table-cell>
          <table:table-cell table:style-name="ce13" office:value-type="string" calcext:value-type="string">
            <text:p>Haber resuelto las issues de la evaluación intermedia.</text:p>
          </table:table-cell>
          <table:table-cell table:style-name="ce29" table:number-columns-repeated="1021"/>
          <table:table-cell table:style-name="ce34"/>
        </table:table-row>
        <table:table-row table:style-name="ro1">
          <table:table-cell table:style-name="ce5"/>
          <table:table-cell table:style-name="ce12" office:value-type="string" calcext:value-type="string">
            <text:p>Otros criterios a tener en cuenta</text:p>
          </table:table-cell>
          <table:table-cell table:style-name="ce27" table:number-columns-repeated="1021"/>
          <table:table-cell table:style-name="ce33"/>
        </table:table-row>
        <table:table-row table:style-name="ro2">
          <table:table-cell table:style-name="ce6" office:value-type="string" calcext:value-type="string">
            <text:p>X</text:p>
          </table:table-cell>
          <table:table-cell table:style-name="ce13" office:value-type="string" calcext:value-type="string">
            <text:p>Usar inglés para nombres de variables, funciones, clases, mensajes de commit, nombres de ficheros.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6"/>
          <table:table-cell table:style-name="ce13" office:value-type="string" calcext:value-type="string">
            <text:p>El repositorio de GitHub debe tener README explicando muy brevemente cómo arrancar el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9"/>
          <table:table-cell table:style-name="ce13" office:value-type="string" calcext:value-type="string">
            <text:p>proyecto.</text:p>
          </table:table-cell>
          <table:table-cell table:style-name="ce29" table:number-columns-repeated="1021"/>
          <table:table-cell table:style-name="ce34"/>
        </table:table-row>
        <table:table-row table:style-name="ro4" table:number-rows-repeated="11">
          <table:table-cell table:style-name="ce10"/>
          <table:table-cell table:style-name="ce25"/>
          <table:table-cell table:style-name="ce32" table:number-columns-repeated="1021"/>
          <table:table-cell table:style-name="ce36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Ubuntu-Bold" svg:font-family="Ubuntu-Bold"/>
    <style:font-face style:name="T3Font_10" svg:font-family="T3Font_10" style:font-family-generic="swiss"/>
    <style:font-face style:name="T3Font_11" svg:font-family="T3Font_11" style:font-family-generic="swiss"/>
    <style:font-face style:name="T3Font_15" svg:font-family="T3Font_15" style:font-family-generic="swiss"/>
    <style:font-face style:name="T3Font_16" svg:font-family="T3Font_16" style:font-family-generic="swiss"/>
    <style:font-face style:name="T3Font_17" svg:font-family="T3Font_17" style:font-family-generic="swiss"/>
    <style:font-face style:name="T3Font_21" svg:font-family="T3Font_21" style:font-family-generic="swiss"/>
    <style:font-face style:name="T3Font_4" svg:font-family="T3Font_4" style:font-family-generic="swiss"/>
    <style:font-face style:name="T3Font_5" svg:font-family="T3Font_5" style:font-family-generic="swiss"/>
    <style:font-face style:name="T3Font_6" svg:font-family="T3Font_6" style:font-family-generic="swiss"/>
    <style:font-face style:name="T3Font_7" svg:font-family="T3Font_7" style:font-family-generic="swiss"/>
    <style:font-face style:name="T3Font_8" svg:font-family="T3Font_8" style:font-family-generic="swiss"/>
    <style:font-face style:name="T3Font_9" svg:font-family="T3Font_9" style:font-family-generic="swiss"/>
    <style:font-face style:name="Lato Light" svg:font-family="'Lato Light'" style:font-family-generic="swiss" style:font-pitch="variable"/>
    <style:font-face style:name="Lato Light1" svg:font-family="'Lato Light'" style:font-adornments="Regular" style:font-family-generic="swiss" style:font-pitch="variable"/>
    <style:font-face style:name="Lato Medium1" svg:font-family="'Lato Medium'" style:font-family-generic="swiss" style:font-pitch="variable"/>
    <style:font-face style:name="Lato Medium" svg:font-family="'Lato Medium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/00/0000</text:date>, <text:time style:data-style-name="N2" text:time-value="15:32:43.20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8T17:17:20.513000000</meta:creation-date>
    <dc:date>2021-09-09T22:55:17.094000000</dc:date>
    <meta:editing-duration>PT7H7M55S</meta:editing-duration>
    <meta:editing-cycles>18</meta:editing-cycles>
    <meta:generator>LibreOffice/5.4.4.2$Windows_X86_64 LibreOffice_project/2524958677847fb3bb44820e40380acbe820f960</meta:generator>
    <meta:document-statistic meta:table-count="1" meta:cell-count="28" meta:object-count="0"/>
  </office:meta>
</office:document-meta>
</file>